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73ef" officeooo:paragraph-rsid="000773ef"/>
    </style:style>
    <style:style style:name="P2" style:family="paragraph" style:parent-style-name="Text_20_body">
      <style:text-properties officeooo:rsid="000773ef" officeooo:paragraph-rsid="000773ef"/>
    </style:style>
    <style:style style:name="P3" style:family="paragraph" style:parent-style-name="Horizontal_20_Line">
      <style:text-properties officeooo:rsid="000773ef"/>
    </style:style>
    <style:style style:name="P4" style:family="paragraph" style:parent-style-name="Heading_20_2">
      <style:text-properties officeooo:rsid="000773ef"/>
    </style:style>
    <style:style style:name="P5" style:family="paragraph" style:parent-style-name="Heading_20_3">
      <style:text-properties officeooo:rsid="000773ef"/>
    </style:style>
    <style:style style:name="P6" style:family="paragraph" style:parent-style-name="Preformatted_20_Text">
      <style:text-properties officeooo:rsid="000773ef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rsid="000773ef"/>
    </style:style>
    <style:style style:name="P8" style:family="paragraph" style:parent-style-name="Text_20_body" style:list-style-name="L1">
      <style:text-properties officeooo:rsid="000773ef"/>
    </style:style>
    <style:style style:name="P9" style:family="paragraph" style:parent-style-name="Text_20_body" style:list-style-name="L2">
      <style:text-properties officeooo:rsid="000773ef"/>
    </style:style>
    <style:style style:name="P10" style:family="paragraph" style:parent-style-name="Text_20_body" style:list-style-name="L3">
      <style:text-properties officeooo:rsid="000773ef"/>
    </style:style>
    <style:style style:name="P11" style:family="paragraph" style:parent-style-name="Text_20_body">
      <style:text-properties officeooo:rsid="000773ef"/>
    </style:style>
    <style:style style:name="P12" style:family="paragraph" style:parent-style-name="Text_20_body" style:list-style-name="L4">
      <style:text-properties officeooo:rsid="000773ef"/>
    </style:style>
    <style:style style:name="P13" style:family="paragraph" style:parent-style-name="Text_20_body" style:list-style-name="L5">
      <style:text-properties officeooo:rsid="000773e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ON EN JAVA SCRIPT</text:p>
      <text:p text:style-name="P1"/>
      <text:p text:style-name="P2">¡Sí! 🔥 En JavaScript existe el objeto global <text:span text:style-name="Strong_20_Emphasis"><text:span text:style-name="Source_20_Text">JSON</text:span></text:span>, que trae métodos nativos para trabajar con JSON (JavaScript Object Notation). No hace falta instalar nada.</text:p>
      <text:p text:style-name="P3"/>
      <text:h text:style-name="P4" text:outline-level="2">📌 Métodos principales</text:h>
      <text:h text:style-name="P5" text:outline-level="3">1. <text:span text:style-name="Strong_20_Emphasis">Convertir un objeto JavaScript a JSON (string)</text:span></text:h>
      <text:p text:style-name="P6"><text:span text:style-name="Source_20_Text">const persona = {</text:span></text:p>
      <text:p text:style-name="P6"><text:span text:style-name="Source_20_Text"><text:s text:c="2"/>nombre: "Ana",</text:span></text:p>
      <text:p text:style-name="P6"><text:span text:style-name="Source_20_Text"><text:s text:c="2"/>edad: 28,</text:span></text:p>
      <text:p text:style-name="P6"><text:span text:style-name="Source_20_Text"><text:s text:c="2"/>activo: true</text:span></text:p>
      <text:p text:style-name="P6"><text:span text:style-name="Source_20_Text">};</text:span></text:p>
      <text:p text:style-name="P6"/>
      <text:p text:style-name="P6"><text:span text:style-name="Source_20_Text">const jsonString = JSON.stringify(persona);</text:span></text:p>
      <text:p text:style-name="P6"><text:span text:style-name="Source_20_Text">console.log(jsonString);</text:span></text:p>
      <text:p text:style-name="P7"><text:span text:style-name="Source_20_Text">// Resultado: {"nombre":"Ana","edad":28,"activo":true}</text:span></text:p>
      <text:list text:style-name="L1">
        <text:list-item>
          <text:p text:style-name="P8"><text:span text:style-name="Source_20_Text">JSON.stringify(obj)</text:span> → serializa el objeto a texto JSON.</text:p>
        </text:list-item>
        <text:list-item>
          <text:p text:style-name="P8">Acepta parámetros extra para <text:span text:style-name="Strong_20_Emphasis">formatear con espacios</text:span> (útil para debug):</text:p>
        </text:list-item>
      </text:list>
      <text:p text:style-name="P6"><text:span text:style-name="Source_20_Text">const pretty = JSON.stringify(persona, null, 2);</text:span></text:p>
      <text:p text:style-name="P6"><text:span text:style-name="Source_20_Text">console.log(pretty);</text:span></text:p>
      <text:p text:style-name="P6"><text:span text:style-name="Source_20_Text">/*</text:span></text:p>
      <text:p text:style-name="P6"><text:span text:style-name="Source_20_Text">{</text:span></text:p>
      <text:p text:style-name="P6"><text:span text:style-name="Source_20_Text"><text:s text:c="2"/>"nombre": "Ana",</text:span></text:p>
      <text:p text:style-name="P6"><text:span text:style-name="Source_20_Text"><text:s text:c="2"/>"edad": 28,</text:span></text:p>
      <text:p text:style-name="P6"><text:span text:style-name="Source_20_Text"><text:s text:c="2"/>"activo": true</text:span></text:p>
      <text:p text:style-name="P6"><text:span text:style-name="Source_20_Text">}</text:span></text:p>
      <text:p text:style-name="P7"><text:span text:style-name="Source_20_Text">*/</text:span></text:p>
      <text:p text:style-name="P3"/>
      <text:h text:style-name="P5" text:outline-level="3">2. <text:span text:style-name="Strong_20_Emphasis">Convertir un JSON (string) a objeto JavaScript</text:span></text:h>
      <text:p text:style-name="P6"><text:span text:style-name="Source_20_Text">const jsonData = '{"nombre":"Luis","edad":32,"activo":false}';</text:span></text:p>
      <text:p text:style-name="P6"/>
      <text:p text:style-name="P6"><text:span text:style-name="Source_20_Text">const obj = JSON.parse(jsonData);</text:span></text:p>
      <text:p text:style-name="P6"><text:span text:style-name="Source_20_Text">console.log(obj.nombre); // "Luis"</text:span></text:p>
      <text:p text:style-name="P7"><text:span text:style-name="Source_20_Text">console.log(obj.edad); <text:s text:c="2"/>// 32</text:span></text:p>
      <text:list text:style-name="L2">
        <text:list-item>
          <text:p text:style-name="P9"><text:span text:style-name="Source_20_Text">JSON.parse(string)</text:span> → parsea un string válido en formato JSON a objeto JavaScript.</text:p>
        </text:list-item>
        <text:list-item>
          <text:p text:style-name="P9">Puede recibir un segundo argumento (<text:span text:style-name="Emphasis">reviver</text:span>) para transformar valores:</text:p>
        </text:list-item>
      </text:list>
      <text:p text:style-name="P6"><text:span text:style-name="Source_20_Text">const obj2 = JSON.parse('{"n":"dato","fecha":"2025-08-18"}', (key, value) =&gt; {</text:span></text:p>
      <text:p text:style-name="P6"><text:span text:style-name="Source_20_Text"><text:s text:c="2"/>if (key === "fecha") return new Date(value);</text:span></text:p>
      <text:p text:style-name="P6"><text:span text:style-name="Source_20_Text"><text:s text:c="2"/>return value;</text:span></text:p>
      <text:p text:style-name="P6"><text:span text:style-name="Source_20_Text">});</text:span></text:p>
      <text:p text:style-name="P7"><text:span text:style-name="Source_20_Text">console.log(obj2.fecha instanceof Date); // true</text:span></text:p>
      <text:p text:style-name="P3"/>
      <text:h text:style-name="P5" text:outline-level="3"><text:soft-page-break/>3. 📚 Métodos disponibles</text:h>
      <text:list text:style-name="L3">
        <text:list-item>
          <text:p text:style-name="P10"><text:span text:style-name="Source_20_Text">JSON.stringify(valor[, replacer[, space]])</text:span></text:p>
        </text:list-item>
        <text:list-item>
          <text:p text:style-name="P10"><text:span text:style-name="Source_20_Text">JSON.parse(text[, reviver])</text:span></text:p>
        </text:list-item>
      </text:list>
      <text:p text:style-name="P11">No hay una “clase JSON” como tal, sino un objeto global con estos métodos.</text:p>
      <text:p text:style-name="P3"/>
      <text:p text:style-name="P11">👉 Pregunta: ¿quieres que te arme un <text:span text:style-name="Strong_20_Emphasis">ejemplo práctico</text:span> con <text:span text:style-name="Source_20_Text">fetch</text:span> en el navegador, mostrando cómo procesar datos JSON que vienen de una API?</text:p>
      <text:p text:style-name="P1"/>
      <text:p text:style-name="P1">CONVERTIR A ARCHIVO JSON EN NODE</text:p>
      <text:p text:style-name="P2">Muy buena pregunta 👌</text:p>
      <text:p text:style-name="P11">En <text:span text:style-name="Strong_20_Emphasis">JavaScript puro en el navegador</text:span> no puedes escribir directamente en archivos del sistema por seguridad.<text:line-break/>Pero sí puedes hacerlo en <text:span text:style-name="Strong_20_Emphasis">Node.js</text:span> o, en el navegador, <text:span text:style-name="Strong_20_Emphasis">descargando el archivo</text:span>.</text:p>
      <text:p text:style-name="P3"/>
      <text:h text:style-name="P4" text:outline-level="2">🔹 Opción 1 – Node.js (guardar en archivo del disco)</text:h>
      <text:p text:style-name="P11">Si trabajas con Node.js, tienes el módulo <text:span text:style-name="Source_20_Text">fs</text:span>:</text:p>
      <text:p text:style-name="P6"><text:span text:style-name="Source_20_Text">const fs = require("fs");</text:span></text:p>
      <text:p text:style-name="P6"/>
      <text:p text:style-name="P6"><text:span text:style-name="Source_20_Text">const persona = {</text:span></text:p>
      <text:p text:style-name="P6"><text:span text:style-name="Source_20_Text"><text:s text:c="2"/>nombre: "Ana",</text:span></text:p>
      <text:p text:style-name="P6"><text:span text:style-name="Source_20_Text"><text:s text:c="2"/>edad: 28,</text:span></text:p>
      <text:p text:style-name="P6"><text:span text:style-name="Source_20_Text"><text:s text:c="2"/>activo: true</text:span></text:p>
      <text:p text:style-name="P6"><text:span text:style-name="Source_20_Text">};</text:span></text:p>
      <text:p text:style-name="P6"/>
      <text:p text:style-name="P6"><text:span text:style-name="Source_20_Text">// Convertir a JSON con formato bonito</text:span></text:p>
      <text:p text:style-name="P6"><text:span text:style-name="Source_20_Text">const jsonData = JSON.stringify(persona, null, 2);</text:span></text:p>
      <text:p text:style-name="P6"/>
      <text:p text:style-name="P6"><text:span text:style-name="Source_20_Text">// Guardar en archivo datos.json</text:span></text:p>
      <text:p text:style-name="P6"><text:span text:style-name="Source_20_Text">fs.writeFileSync("datos.json", jsonData);</text:span></text:p>
      <text:p text:style-name="P6"/>
      <text:p text:style-name="P7"><text:span text:style-name="Source_20_Text">console.log("Archivo guardado como datos.json");</text:span></text:p>
      <text:p text:style-name="P11">Esto crea (o sobrescribe) un archivo llamado <text:span text:style-name="Source_20_Text">datos.json</text:span> en el directorio donde ejecutes el script.</text:p>
      <text:p text:style-name="P3"/>
      <text:h text:style-name="P4" text:outline-level="2">🔹 Opción 2 – Navegador (forzar descarga del archivo)</text:h>
      <text:p text:style-name="P11">En el navegador, puedes generar un <text:span text:style-name="Source_20_Text">Blob</text:span> y disparar la descarga:</text:p>
      <text:p text:style-name="P6"><text:span text:style-name="Source_20_Text">&lt;button id="guardar"&gt;Guardar JSON&lt;/button&gt;</text:span></text:p>
      <text:p text:style-name="P6"/>
      <text:p text:style-name="P6"><text:span text:style-name="Source_20_Text">&lt;script&gt;</text:span></text:p>
      <text:p text:style-name="P6"><text:span text:style-name="Source_20_Text">const persona = {</text:span></text:p>
      <text:p text:style-name="P6"><text:span text:style-name="Source_20_Text"><text:s text:c="2"/>nombre: "Ana",</text:span></text:p>
      <text:p text:style-name="P6"><text:span text:style-name="Source_20_Text"><text:s text:c="2"/>edad: 28,</text:span></text:p>
      <text:p text:style-name="P6"><text:span text:style-name="Source_20_Text"><text:s text:c="2"/>activo: true</text:span></text:p>
      <text:p text:style-name="P6"><text:soft-page-break/><text:span text:style-name="Source_20_Text">};</text:span></text:p>
      <text:p text:style-name="P6"/>
      <text:p text:style-name="P6"><text:span text:style-name="Source_20_Text">document.getElementById("guardar").addEventListener("click", () =&gt; {</text:span></text:p>
      <text:p text:style-name="P6"><text:span text:style-name="Source_20_Text"><text:s text:c="2"/>const jsonData = JSON.stringify(persona, null, 2);</text:span></text:p>
      <text:p text:style-name="P6"><text:span text:style-name="Source_20_Text"><text:s text:c="2"/>const blob = new Blob([jsonData], { type: "application/json" });</text:span></text:p>
      <text:p text:style-name="P6"/>
      <text:p text:style-name="P6"><text:span text:style-name="Source_20_Text"><text:s text:c="2"/>const enlace = document.createElement("a");</text:span></text:p>
      <text:p text:style-name="P6"><text:span text:style-name="Source_20_Text"><text:s text:c="2"/>enlace.href = URL.createObjectURL(blob);</text:span></text:p>
      <text:p text:style-name="P6"><text:span text:style-name="Source_20_Text"><text:s text:c="2"/>enlace.download = "datos.json";</text:span></text:p>
      <text:p text:style-name="P6"><text:span text:style-name="Source_20_Text"><text:s text:c="2"/>enlace.click();</text:span></text:p>
      <text:p text:style-name="P6"><text:span text:style-name="Source_20_Text">});</text:span></text:p>
      <text:p text:style-name="P7"><text:span text:style-name="Source_20_Text">&lt;/script&gt;</text:span></text:p>
      <text:p text:style-name="P11">Cuando el usuario haga clic en el botón, se descargará el archivo <text:span text:style-name="Source_20_Text">datos.json</text:span>.</text:p>
      <text:p text:style-name="P3"/>
      <text:h text:style-name="P4" text:outline-level="2">🔹 Opción 3 – Guardar en <text:span text:style-name="Source_20_Text">localStorage</text:span> (no en archivo, pero persistente)</text:h>
      <text:p text:style-name="P11">Si solo quieres <text:span text:style-name="Strong_20_Emphasis">persistir</text:span> en el navegador sin archivo físico:</text:p>
      <text:p text:style-name="P6"><text:span text:style-name="Source_20_Text">const persona = { nombre: "Ana", edad: 28 };</text:span></text:p>
      <text:p text:style-name="P6"><text:span text:style-name="Source_20_Text">localStorage.setItem("persona", JSON.stringify(persona));</text:span></text:p>
      <text:p text:style-name="P6"/>
      <text:p text:style-name="P6"><text:span text:style-name="Source_20_Text">// Recuperar después</text:span></text:p>
      <text:p text:style-name="P6"><text:span text:style-name="Source_20_Text">const obj = JSON.parse(localStorage.getItem("persona"));</text:span></text:p>
      <text:p text:style-name="P7"><text:span text:style-name="Source_20_Text">console.log(obj);</text:span></text:p>
      <text:p text:style-name="P3"/>
      <text:p text:style-name="P11">👉 Pregunto: ¿quieres guardar el JSON <text:span text:style-name="Strong_20_Emphasis">en un archivo real en disco</text:span> (Node.js / backend) o <text:span text:style-name="Strong_20_Emphasis">descargarlo desde el navegador</text:span> para que el usuario lo tenga en su PC?</text:p>
      <text:p text:style-name="P1"/>
      <text:p text:style-name="P1">CONVERTIR UN ARCHIVO EN JSON CON DJANGO</text:p>
      <text:p text:style-name="P1"/>
      <text:p text:style-name="P2">Perfecto 🙌, ahí cambia un poco el escenario.<text:line-break/>Cuando usas <text:span text:style-name="Strong_20_Emphasis">JavaScript en el frontend</text:span> con <text:span text:style-name="Strong_20_Emphasis">Django en el backend</text:span>, la forma habitual de “guardar JSON en un archivo” es:</text:p>
      <text:list text:style-name="L4">
        <text:list-item>
          <text:p text:style-name="P12"><text:span text:style-name="Strong_20_Emphasis">JavaScript manda el objeto (JSON) al servidor Django</text:span> usando <text:span text:style-name="Source_20_Text">fetch</text:span> o <text:span text:style-name="Source_20_Text">axios</text:span>.</text:p>
        </text:list-item>
        <text:list-item>
          <text:p text:style-name="P12"><text:span text:style-name="Strong_20_Emphasis">Django recibe ese JSON</text:span> en una vista, lo procesa y guarda el contenido en un archivo (<text:span text:style-name="Source_20_Text">datos.json</text:span>) o en la base de datos.</text:p>
        </text:list-item>
      </text:list>
      <text:p text:style-name="P3"/>
      <text:h text:style-name="P4" text:outline-level="2">🔹 Ejemplo paso a paso</text:h>
      <text:h text:style-name="P5" text:outline-level="3">1. JavaScript (frontend)</text:h>
      <text:p text:style-name="P11">Imagina que tienes un objeto JS y quieres enviarlo a Django:</text:p>
      <text:p text:style-name="P6"><text:span text:style-name="Source_20_Text">&lt;button id="guardar"&gt;Guardar JSON&lt;/button&gt;</text:span></text:p>
      <text:p text:style-name="P6"/>
      <text:p text:style-name="P6"><text:span text:style-name="Source_20_Text">&lt;script&gt;</text:span></text:p>
      <text:p text:style-name="P6"><text:soft-page-break/><text:span text:style-name="Source_20_Text">const persona = {</text:span></text:p>
      <text:p text:style-name="P6"><text:span text:style-name="Source_20_Text"><text:s text:c="2"/>nombre: "Ana",</text:span></text:p>
      <text:p text:style-name="P6"><text:span text:style-name="Source_20_Text"><text:s text:c="2"/>edad: 28,</text:span></text:p>
      <text:p text:style-name="P6"><text:span text:style-name="Source_20_Text"><text:s text:c="2"/>activo: true</text:span></text:p>
      <text:p text:style-name="P6"><text:span text:style-name="Source_20_Text">};</text:span></text:p>
      <text:p text:style-name="P6"/>
      <text:p text:style-name="P6"><text:span text:style-name="Source_20_Text">document.getElementById("guardar").addEventListener("click", async () =&gt; {</text:span></text:p>
      <text:p text:style-name="P6"><text:span text:style-name="Source_20_Text"><text:s text:c="2"/>const response = await fetch("/guardar-json/", {</text:span></text:p>
      <text:p text:style-name="P6"><text:span text:style-name="Source_20_Text"><text:s text:c="4"/>method: "POST",</text:span></text:p>
      <text:p text:style-name="P6"><text:span text:style-name="Source_20_Text"><text:s text:c="4"/>headers: {</text:span></text:p>
      <text:p text:style-name="P6"><text:span text:style-name="Source_20_Text"><text:s text:c="6"/>"Content-Type": "application/json",</text:span></text:p>
      <text:p text:style-name="P6"><text:span text:style-name="Source_20_Text"><text:s text:c="6"/>"X-CSRFToken": getCookie("csrftoken") // 🔑 CSRF obligatorio en Django</text:span></text:p>
      <text:p text:style-name="P6"><text:span text:style-name="Source_20_Text"><text:s text:c="4"/>},</text:span></text:p>
      <text:p text:style-name="P6"><text:span text:style-name="Source_20_Text"><text:s text:c="4"/>body: JSON.stringify(persona)</text:span></text:p>
      <text:p text:style-name="P6"><text:span text:style-name="Source_20_Text"><text:s text:c="2"/>});</text:span></text:p>
      <text:p text:style-name="P6"/>
      <text:p text:style-name="P6"><text:span text:style-name="Source_20_Text"><text:s text:c="2"/>const data = await response.json();</text:span></text:p>
      <text:p text:style-name="P6"><text:span text:style-name="Source_20_Text"><text:s text:c="2"/>console.log(data.message);</text:span></text:p>
      <text:p text:style-name="P6"><text:span text:style-name="Source_20_Text">});</text:span></text:p>
      <text:p text:style-name="P6"/>
      <text:p text:style-name="P6"><text:span text:style-name="Source_20_Text">// Función helper para obtener CSRF token de las cookies</text:span></text:p>
      <text:p text:style-name="P6"><text:span text:style-name="Source_20_Text">function getCookie(name) {</text:span></text:p>
      <text:p text:style-name="P6"><text:span text:style-name="Source_20_Text"><text:s text:c="2"/>let cookieValue = null;</text:span></text:p>
      <text:p text:style-name="P6"><text:span text:style-name="Source_20_Text"><text:s text:c="2"/>if (document.cookie &amp;&amp; document.cookie !== "") {</text:span></text:p>
      <text:p text:style-name="P6"><text:span text:style-name="Source_20_Text"><text:s text:c="4"/>const cookies = document.cookie.split(";");</text:span></text:p>
      <text:p text:style-name="P6"><text:span text:style-name="Source_20_Text"><text:s text:c="4"/>for (let i = 0; i &lt; cookies.length; i++) {</text:span></text:p>
      <text:p text:style-name="P6"><text:span text:style-name="Source_20_Text"><text:s text:c="6"/>const cookie = cookies[i].trim();</text:span></text:p>
      <text:p text:style-name="P6"><text:span text:style-name="Source_20_Text"><text:s text:c="6"/>if (cookie.substring(0, name.length + 1) === (name + "=")) {</text:span></text:p>
      <text:p text:style-name="P6"><text:span text:style-name="Source_20_Text"><text:s text:c="8"/>cookieValue = decodeURIComponent(cookie.substring(name.length + 1));</text:span></text:p>
      <text:p text:style-name="P6"><text:span text:style-name="Source_20_Text"><text:s text:c="8"/>break;</text:span></text:p>
      <text:p text:style-name="P6"><text:span text:style-name="Source_20_Text"><text:s text:c="6"/>}</text:span></text:p>
      <text:p text:style-name="P6"><text:span text:style-name="Source_20_Text"><text:s text:c="4"/>}</text:span></text:p>
      <text:p text:style-name="P6"><text:span text:style-name="Source_20_Text"><text:s text:c="2"/>}</text:span></text:p>
      <text:p text:style-name="P6"><text:span text:style-name="Source_20_Text"><text:s text:c="2"/>return cookieValue;</text:span></text:p>
      <text:p text:style-name="P6"><text:span text:style-name="Source_20_Text">}</text:span></text:p>
      <text:p text:style-name="P7"><text:span text:style-name="Source_20_Text">&lt;/script&gt;</text:span></text:p>
      <text:p text:style-name="P3"/>
      <text:h text:style-name="P5" text:outline-level="3">2. Django (backend)</text:h>
      <text:p text:style-name="P11">En <text:span text:style-name="Source_20_Text">views.py</text:span>:</text:p>
      <text:p text:style-name="P6"><text:span text:style-name="Source_20_Text">import json</text:span></text:p>
      <text:p text:style-name="P6"><text:span text:style-name="Source_20_Text">from django.http import JsonResponse</text:span></text:p>
      <text:p text:style-name="P6"><text:span text:style-name="Source_20_Text">from django.views.decorators.csrf import csrf_exempt</text:span></text:p>
      <text:p text:style-name="P6"><text:span text:style-name="Source_20_Text">from django.views.decorators.http import require_POST</text:span></text:p>
      <text:p text:style-name="P6"><text:span text:style-name="Source_20_Text">from pathlib import Path</text:span></text:p>
      <text:p text:style-name="P6"/>
      <text:p text:style-name="P6"><text:span text:style-name="Source_20_Text">@csrf_exempt <text:s/># ⚠️ solo para pruebas, en producción usa CSRF token</text:span></text:p>
      <text:p text:style-name="P6"><text:span text:style-name="Source_20_Text">@require_POST</text:span></text:p>
      <text:p text:style-name="P6"><text:span text:style-name="Source_20_Text">def guardar_json(request):</text:span></text:p>
      <text:p text:style-name="P6"><text:span text:style-name="Source_20_Text"><text:s text:c="4"/>data = json.loads(request.body)</text:span></text:p>
      <text:p text:style-name="P6"><text:span text:style-name="Source_20_Text"><text:s text:c="4"/>ruta = Path("datos.json") <text:s/># guarda en la raíz del proyecto</text:span></text:p>
      <text:p text:style-name="P6"><text:span text:style-name="Source_20_Text"><text:s text:c="4"/>with ruta.open("w", encoding="utf-8") as f:</text:span></text:p>
      <text:p text:style-name="P6"><text:span text:style-name="Source_20_Text"><text:s text:c="8"/>json.dump(data, f, indent=2, ensure_ascii=False)</text:span></text:p>
      <text:p text:style-name="P7"><text:span text:style-name="Source_20_Text"><text:s text:c="4"/>return JsonResponse({"message": "JSON guardado correctamente"})</text:span></text:p>
      <text:p text:style-name="P11">En <text:span text:style-name="Source_20_Text">urls.py</text:span>:</text:p>
      <text:p text:style-name="P6"><text:span text:style-name="Source_20_Text">from django.urls import path</text:span></text:p>
      <text:p text:style-name="P6"><text:span text:style-name="Source_20_Text">from .views import guardar_json</text:span></text:p>
      <text:p text:style-name="P6"/>
      <text:p text:style-name="P6"><text:soft-page-break/><text:span text:style-name="Source_20_Text">urlpatterns = [</text:span></text:p>
      <text:p text:style-name="P6"><text:span text:style-name="Source_20_Text"><text:s text:c="4"/>path("guardar-json/", guardar_json, name="guardar_json"),</text:span></text:p>
      <text:p text:style-name="P7"><text:span text:style-name="Source_20_Text">]</text:span></text:p>
      <text:p text:style-name="P3"/>
      <text:h text:style-name="P4" text:outline-level="2">🔎 Flujo</text:h>
      <text:list text:style-name="L5">
        <text:list-item>
          <text:p text:style-name="P13">JS envía el objeto como JSON a <text:span text:style-name="Source_20_Text">/guardar-json/</text:span>.</text:p>
        </text:list-item>
        <text:list-item>
          <text:p text:style-name="P13">Django recibe y guarda el JSON en <text:span text:style-name="Source_20_Text">datos.json</text:span>.</text:p>
        </text:list-item>
        <text:list-item>
          <text:p text:style-name="P13">JS recibe la respuesta (<text:span text:style-name="Source_20_Text">{"message": "JSON guardado correctamente"}</text:span>).</text:p>
        </text:list-item>
      </text:list>
      <text:p text:style-name="P3"/>
      <text:p text:style-name="P11">👉 Pregunta: ¿quieres guardar ese <text:span text:style-name="Source_20_Text">datos.json</text:span> <text:span text:style-name="Strong_20_Emphasis">en el servidor Django</text:span> (para reutilizarlo después en la app), o que el usuario pueda <text:span text:style-name="Strong_20_Emphasis">descargarlo directamente desde el navegador</text:span>?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21:24:09.629624467</meta:creation-date>
    <dc:date>2025-08-26T21:26:48.550922211</dc:date>
    <meta:editing-duration>PT2M41S</meta:editing-duration>
    <meta:editing-cycles>1</meta:editing-cycles>
    <meta:document-statistic meta:table-count="0" meta:image-count="0" meta:object-count="0" meta:page-count="5" meta:paragraph-count="152" meta:word-count="815" meta:character-count="5932" meta:non-whitespace-character-count="5109"/>
    <meta:generator>LibreOffice/25.2.5.2$Linux_X86_64 LibreOffice_project/520$Build-2</meta:generator>
  </office:meta>
</office:document-meta>
</file>